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BC0A6FCE4D4373FEF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5.69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4pt" fo:font-weight="normal" style:font-size-asian="14pt" style:font-weight-asian="bold" style:font-size-complex="14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4pt" fo:font-weight="normal" style:font-size-asian="14pt" style:font-weight-asian="bold" style:font-size-complex="14pt" style:font-weight-complex="bold"/>
    </style:style>
    <style:style style:name="T1" style:family="text">
      <style:text-properties fo:font-size="14pt" fo:font-weight="normal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796cm" svg:height="25.939cm" svg:x="3.957cm" svg:y="1.028cm">
          <draw:image xlink:href="Pictures/100000000000064000000BC0A6FCE4D4373FEF1A.jpg" xlink:type="simple" xlink:show="embed" xlink:actuate="onLoad">
            <text:p/>
          </draw:image>
        </draw:frame>
        <draw:frame draw:style-name="gr3" draw:text-style-name="P3" draw:layer="layout" svg:width="3.571cm" svg:height="0.962cm" svg:x="2.016cm" svg:y="1.762cm">
          <draw:text-box>
            <text:p>JOG Mode</text:p>
          </draw:text-box>
        </draw:frame>
        <draw:line draw:style-name="gr4" draw:text-style-name="P2" draw:layer="layout" svg:x1="9.763cm" svg:y1="13.319cm" svg:x2="6.461cm" svg:y2="13.319cm">
          <text:p/>
        </draw:line>
        <draw:line draw:style-name="gr4" draw:text-style-name="P2" draw:layer="layout" svg:x1="8.239cm" svg:y1="4.81cm" svg:x2="6.461cm" svg:y2="4.81cm">
          <text:p/>
        </draw:line>
        <draw:line draw:style-name="gr4" draw:text-style-name="P2" draw:layer="layout" svg:x1="10.779cm" svg:y1="5.191cm" svg:x2="14.843cm" svg:y2="5.191cm">
          <text:p/>
        </draw:line>
        <draw:line draw:style-name="gr4" draw:text-style-name="P2" draw:layer="layout" svg:x1="10.906cm" svg:y1="6.334cm" svg:x2="14.843cm" svg:y2="6.334cm">
          <text:p/>
        </draw:line>
        <draw:line draw:style-name="gr4" draw:text-style-name="P2" draw:layer="layout" svg:x1="11.922cm" svg:y1="7.731cm" svg:x2="14.843cm" svg:y2="7.477cm">
          <text:p/>
        </draw:line>
        <draw:line draw:style-name="gr4" draw:text-style-name="P2" draw:layer="layout" svg:x1="9.89cm" svg:y1="9.763cm" svg:x2="6.461cm" svg:y2="10.779cm">
          <text:p/>
        </draw:line>
        <draw:line draw:style-name="gr4" draw:text-style-name="P2" draw:layer="layout" svg:x1="9.89cm" svg:y1="12.43cm" svg:x2="6.461cm" svg:y2="11.541cm">
          <text:p/>
        </draw:line>
        <draw:line draw:style-name="gr4" draw:text-style-name="P2" draw:layer="layout" svg:x1="9.001cm" svg:y1="11.16cm" svg:x2="6.461cm" svg:y2="11.16cm">
          <text:p/>
        </draw:line>
        <draw:line draw:style-name="gr4" draw:text-style-name="P2" draw:layer="layout" svg:x1="12.43cm" svg:y1="9.509cm" svg:x2="14.843cm" svg:y2="9.509cm">
          <text:p/>
        </draw:line>
        <draw:line draw:style-name="gr4" draw:text-style-name="P2" draw:layer="layout" svg:x1="12.43cm" svg:y1="12.557cm" svg:x2="14.843cm" svg:y2="12.557cm">
          <text:p/>
        </draw:line>
        <draw:line draw:style-name="gr4" draw:text-style-name="P2" draw:layer="layout" svg:x1="12.049cm" svg:y1="10.906cm" svg:x2="14.843cm" svg:y2="10.906cm">
          <text:p/>
        </draw:line>
        <draw:line draw:style-name="gr4" draw:text-style-name="P2" draw:layer="layout" svg:x1="11.287cm" svg:y1="14.462cm" svg:x2="14.843cm" svg:y2="14.462cm">
          <text:p/>
        </draw:line>
        <draw:line draw:style-name="gr4" draw:text-style-name="P2" draw:layer="layout" svg:x1="9.89cm" svg:y1="14.462cm" svg:x2="6.461cm" svg:y2="14.462cm">
          <text:p/>
        </draw:line>
        <draw:line draw:style-name="gr4" draw:text-style-name="P2" draw:layer="layout" svg:x1="9.001cm" svg:y1="13.827cm" svg:x2="6.461cm" svg:y2="13.827cm">
          <text:p/>
        </draw:line>
        <draw:line draw:style-name="gr4" draw:text-style-name="P2" draw:layer="layout" svg:x1="12.43cm" svg:y1="15.224cm" svg:x2="14.843cm" svg:y2="15.224cm">
          <text:p/>
        </draw:line>
        <draw:line draw:style-name="gr4" draw:text-style-name="P2" draw:layer="layout" svg:x1="12.303cm" svg:y1="17.129cm" svg:x2="14.843cm" svg:y2="17.129cm">
          <text:p/>
        </draw:line>
        <draw:line draw:style-name="gr4" draw:text-style-name="P2" draw:layer="layout" svg:x1="12.176cm" svg:y1="18.018cm" svg:x2="14.843cm" svg:y2="18.018cm">
          <text:p/>
        </draw:line>
        <draw:line draw:style-name="gr4" draw:text-style-name="P2" draw:layer="layout" svg:x1="9.128cm" svg:y1="18.145cm" svg:x2="6.461cm" svg:y2="18.145cm">
          <text:p/>
        </draw:line>
        <draw:line draw:style-name="gr4" draw:text-style-name="P2" draw:layer="layout" svg:x1="8.874cm" svg:y1="22.336cm" svg:x2="6.461cm" svg:y2="22.336cm">
          <text:p/>
        </draw:line>
        <draw:line draw:style-name="gr4" draw:text-style-name="P2" draw:layer="layout" svg:x1="12.176cm" svg:y1="22.336cm" svg:x2="14.843cm" svg:y2="22.336cm">
          <text:p/>
        </draw:line>
        <draw:frame draw:style-name="gr5" draw:text-style-name="P5" draw:layer="layout" svg:width="2.921cm" svg:height="0.806cm" svg:x="3.54cm" svg:y="4.385cm">
          <draw:text-box>
            <text:p text:style-name="P4"><text:span text:style-name="T1">unit</text:span></text:p>
          </draw:text-box>
        </draw:frame>
        <draw:frame draw:style-name="gr5" draw:text-style-name="P5" draw:layer="layout" svg:width="2.413cm" svg:height="0.806cm" svg:x="4.048cm" svg:y="10.354cm">
          <draw:text-box>
            <text:p text:style-name="P4"><text:span text:style-name="T1">Y+</text:span></text:p>
          </draw:text-box>
        </draw:frame>
        <draw:frame draw:style-name="gr5" draw:text-style-name="P5" draw:layer="layout" svg:width="2.413cm" svg:height="0.806cm" svg:x="4.048cm" svg:y="10.735cm">
          <draw:text-box>
            <text:p text:style-name="P4"><text:span text:style-name="T1">X-</text:span></text:p>
          </draw:text-box>
        </draw:frame>
        <draw:frame draw:style-name="gr5" draw:text-style-name="P5" draw:layer="layout" svg:width="2.413cm" svg:height="0.806cm" svg:x="4.048cm" svg:y="11.16cm">
          <draw:text-box>
            <text:p text:style-name="P4"><text:span text:style-name="T1">Y-</text:span></text:p>
          </draw:text-box>
        </draw:frame>
        <draw:frame draw:style-name="gr5" draw:text-style-name="P5" draw:layer="layout" svg:width="2.794cm" svg:height="0.806cm" svg:x="3.667cm" svg:y="13.402cm">
          <draw:text-box>
            <text:p text:style-name="P4"><text:span text:style-name="T1">X select</text:span></text:p>
          </draw:text-box>
        </draw:frame>
        <draw:frame draw:style-name="gr5" draw:text-style-name="P5" draw:layer="layout" svg:width="2.794cm" svg:height="0.806cm" svg:x="3.667cm" svg:y="17.72cm">
          <draw:text-box>
            <text:p text:style-name="P4"><text:span text:style-name="T1">decimal</text:span></text:p>
          </draw:text-box>
        </draw:frame>
        <draw:frame draw:style-name="gr5" draw:text-style-name="P5" draw:layer="layout" svg:width="2.794cm" svg:height="0.806cm" svg:x="3.667cm" svg:y="14.081cm">
          <draw:text-box>
            <text:p text:style-name="P4"><text:span text:style-name="T1">Y select</text:span></text:p>
          </draw:text-box>
        </draw:frame>
        <draw:frame draw:style-name="gr5" draw:text-style-name="P5" draw:layer="layout" svg:width="2.794cm" svg:height="0.806cm" svg:x="3.667cm" svg:y="21.911cm">
          <draw:text-box>
            <text:p text:style-name="P4"><text:span text:style-name="T1">minus</text:span></text:p>
          </draw:text-box>
        </draw:frame>
        <draw:frame draw:style-name="gr5" draw:text-style-name="P7" draw:layer="layout" svg:width="3.81cm" svg:height="0.806cm" svg:x="14.843cm" svg:y="4.766cm">
          <draw:text-box>
            <text:p text:style-name="P6"><text:span text:style-name="T1">probe stop</text:span></text:p>
          </draw:text-box>
        </draw:frame>
        <draw:frame draw:style-name="gr5" draw:text-style-name="P7" draw:layer="layout" svg:width="2.794cm" svg:height="0.806cm" svg:x="14.843cm" svg:y="9.128cm">
          <draw:text-box>
            <text:p text:style-name="P6"><text:span text:style-name="T1">Z+</text:span></text:p>
          </draw:text-box>
        </draw:frame>
        <draw:frame draw:style-name="gr5" draw:text-style-name="P7" draw:layer="layout" svg:width="2.794cm" svg:height="0.806cm" svg:x="14.843cm" svg:y="10.498cm">
          <draw:text-box>
            <text:p text:style-name="P6"><text:span text:style-name="T1">X+</text:span></text:p>
          </draw:text-box>
        </draw:frame>
        <draw:frame draw:style-name="gr5" draw:text-style-name="P7" draw:layer="layout" svg:width="2.794cm" svg:height="0.806cm" svg:x="14.843cm" svg:y="12.168cm">
          <draw:text-box>
            <text:p text:style-name="P6"><text:span text:style-name="T1">Z-</text:span></text:p>
          </draw:text-box>
        </draw:frame>
        <draw:frame draw:style-name="gr5" draw:text-style-name="P7" draw:layer="layout" svg:width="2.794cm" svg:height="0.806cm" svg:x="14.843cm" svg:y="14.038cm">
          <draw:text-box>
            <text:p text:style-name="P6"><text:span text:style-name="T1">Z select</text:span></text:p>
          </draw:text-box>
        </draw:frame>
        <draw:frame draw:style-name="gr5" draw:text-style-name="P7" draw:layer="layout" svg:width="4.953cm" svg:height="0.806cm" svg:x="14.843cm" svg:y="16.708cm">
          <draw:text-box>
            <text:p text:style-name="P6"><text:span text:style-name="T1">absolute/relative</text:span></text:p>
          </draw:text-box>
        </draw:frame>
        <draw:frame draw:style-name="gr6" draw:text-style-name="P7" draw:layer="layout" svg:width="3.429cm" svg:height="1.361cm" svg:x="14.843cm" svg:y="17.637cm">
          <draw:text-box>
            <text:p text:style-name="P6"><text:span text:style-name="T1">backspace</text:span></text:p>
          </draw:text-box>
        </draw:frame>
        <draw:frame draw:style-name="gr6" draw:text-style-name="P7" draw:layer="layout" svg:width="2.794cm" svg:height="1.361cm" svg:x="14.843cm" svg:y="21.737cm">
          <draw:text-box>
            <text:p text:style-name="P6"><text:span text:style-name="T1">enter</text:span></text:p>
            <text:p text:style-name="P6"><text:span text:style-name="T1">reenter</text:span></text:p>
          </draw:text-box>
        </draw:frame>
        <draw:frame draw:style-name="gr5" draw:text-style-name="P7" draw:layer="layout" svg:width="3.81cm" svg:height="0.806cm" svg:x="14.843cm" svg:y="5.953cm">
          <draw:text-box>
            <text:p text:style-name="P6"><text:span text:style-name="T1">probe move</text:span></text:p>
          </draw:text-box>
        </draw:frame>
        <draw:frame draw:style-name="gr5" draw:text-style-name="P7" draw:layer="layout" svg:width="3.81cm" svg:height="0.806cm" svg:x="14.843cm" svg:y="7.052cm">
          <draw:text-box>
            <text:p text:style-name="P6"><text:span text:style-name="T1">zero axis</text:span></text:p>
          </draw:text-box>
        </draw:frame>
        <draw:frame draw:style-name="gr5" draw:text-style-name="P7" draw:layer="layout" svg:width="4.953cm" svg:height="0.806cm" svg:x="14.843cm" svg:y="14.843cm">
          <draw:text-box>
            <text:p text:style-name="P6"><text:span text:style-name="T1">feed speed select</text:span></text:p>
          </draw:text-box>
        </draw:frame>
        <draw:line draw:style-name="gr4" draw:text-style-name="P2" draw:layer="layout" svg:x1="10.779cm" svg:y1="11.541cm" svg:x2="14.843cm" svg:y2="11.541cm">
          <text:p/>
        </draw:line>
        <draw:frame draw:style-name="gr5" draw:text-style-name="P7" draw:layer="layout" svg:width="4.953cm" svg:height="0.806cm" svg:x="14.843cm" svg:y="11.116cm">
          <draw:text-box>
            <text:p text:style-name="P6"><text:span text:style-name="T1">feed hold/cycle start</text:span></text:p>
          </draw:text-box>
        </draw:frame>
        <draw:frame draw:style-name="gr6" draw:text-style-name="P5" draw:layer="layout" svg:width="3.556cm" svg:height="1.361cm" svg:x="2.905cm" svg:y="12.811cm">
          <draw:text-box>
            <text:p text:style-name="P4"><text:span text:style-name="T1">MDI select</text:span></text:p>
          </draw:text-box>
        </draw:frame>
        <draw:line draw:style-name="gr4" draw:text-style-name="P2" draw:layer="layout" svg:x1="6.461cm" svg:y1="6.842cm" svg:x2="8.239cm" svg:y2="6.715cm">
          <text:p/>
        </draw:line>
        <draw:frame draw:style-name="gr5" draw:text-style-name="P5" draw:layer="layout" svg:width="2.921cm" svg:height="0.806cm" svg:x="3.54cm" svg:y="6.417cm">
          <draw:text-box>
            <text:p text:style-name="P4"><text:span text:style-name="T1">home</text:span></text:p>
          </draw:text-box>
        </draw:frame>
        <draw:frame draw:style-name="gr5" draw:text-style-name="P5" draw:layer="layout" svg:width="2.921cm" svg:height="0.806cm" svg:x="3.54cm" svg:y="3.54cm">
          <draw:text-box>
            <text:p text:style-name="P4"><text:span text:style-name="T1">unlock</text:span></text:p>
          </draw:text-box>
        </draw:frame>
        <draw:line draw:style-name="gr4" draw:text-style-name="P2" draw:layer="layout" svg:x1="9.763cm" svg:y1="4.175cm" svg:x2="6.334cm" svg:y2="3.9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raig Hollabaugh</meta:initial-creator>
    <meta:creation-date>2018-07-08T09:52:03.286045461</meta:creation-date>
    <dc:date>2018-10-29T20:34:31.824782204</dc:date>
    <dc:creator>Craig Hollabaugh</dc:creator>
    <meta:editing-duration>PT27M6S</meta:editing-duration>
    <meta:editing-cycles>8</meta:editing-cycles>
    <meta:generator>LibreOffice/5.1.6.2$Linux_X86_64 LibreOffice_project/10m0$Build-2</meta:generator>
    <meta:document-statistic meta:object-count="49"/>
  </office:meta>
</office:document-meta>
</file>